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</text:p>
          </table:table-cell>
          <table:table-cell office:value-type="string" calcext:value-type="string">
            <text:p>Egzamin (max: 16, w tym +1 za zad. 3.)</text:p>
          </table:table-cell>
          <table:table-cell office:value-type="string" calcext:value-type="string">
            <text:p>Ćwiczenia – przeskalowane do 120%</text:p>
          </table:table-cell>
          <table:table-cell office:value-type="string" calcext:value-type="string">
            <text:p>Egzamin – przeskalowany do 100%</text:p>
          </table:table-cell>
          <table:table-cell office:value-type="string" calcext:value-type="string">
            <text:p>Końcowa punktacja - 0.6*ćwiczenia + 0.4*egzamin; max 112% </text:p>
          </table:table-cell>
          <table:table-cell office:value-type="string" calcext:value-type="string">
            <text:p>Ocena końcowa z przedmiotu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J3]*120/155" office:value-type="float" office:value="25.5483870967742" calcext:value-type="float">
            <text:p>25.5483870968</text:p>
          </table:table-cell>
          <table:table-cell table:formula="of:=[.BK3]*100/16" office:value-type="float" office:value="0" calcext:value-type="float">
            <text:p>0</text:p>
          </table:table-cell>
          <table:table-cell table:formula="of:=0.6*[.BL3] + 0.4*[.BM3]" office:value-type="float" office:value="15.3290322580645" calcext:value-type="float">
            <text:p>15.3290322581</text:p>
          </table:table-cell>
          <table:table-cell office:value-type="string" calcext:value-type="string">
            <text:p>2.0 (&lt;50% ćwiczenia, egzamin)</text:p>
          </table:table-cell>
          <table:table-cell table:style-name="Default"/>
          <table:table-cell table:number-columns-repeated="956"/>
        </table:table-row>
        <table:table-row table:style-name="ro1">
          <table:table-cell table:style-name="ce1" office:value-type="string" calcext:value-type="string">
            <text:p>Anna-Maria S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dla losowej macierzy kowariancji elipsy powiiny być “po skosie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trzeci plot powinien być elipsą (zmienna “table” jest dobrze zrobiona, ale trzeba poprawić wywołanie plot)</text:p>
          </table:table-cell>
          <table:table-cell table:style-name="ce1" office:value-type="string" calcext:value-type="string">
            <text:p>do poprawy – plot powinien być elipsą (zmienna “table” jest dobrze zrobiona, ale trzeba poprawić wywołanie plot)</text:p>
          </table:table-cell>
          <table:table-cell table:style-name="ce1" office:value-type="string" calcext:value-type="string">
            <text:p>do poprawy – jak poprzedni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string" calcext:value-type="string">
            <text:p>do poprawy</text:p>
          </table:table-cell>
          <table:table-cell table:number-columns-repeated="2"/>
          <table:table-cell office:value-type="string" calcext:value-type="string">
            <text:p>do poprawy</text:p>
          </table:table-cell>
          <table:table-cell table:formula="of:=SUM([.B4:.BI4])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formula="of:=[.BJ4]*120/155" office:value-type="float" office:value="52.6451612903226" calcext:value-type="float">
            <text:p>52.6451612903</text:p>
          </table:table-cell>
          <table:table-cell table:formula="of:=[.BK4]*100/16" office:value-type="float" office:value="81.25" calcext:value-type="float">
            <text:p>81.25</text:p>
          </table:table-cell>
          <table:table-cell table:formula="of:=0.6*[.BL4] + 0.4*[.BM4]" office:value-type="float" office:value="64.0870967741936" calcext:value-type="float">
            <text:p>64.0870967742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956"/>
        </table:table-row>
        <table:table-row table:style-name="ro2">
          <table:table-cell table:style-name="ce1" office:value-type="string" calcext:value-type="string">
            <text:p>Michał O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wciąż przerobić rysunki, zaznaczyć kropki (jak w podanym linku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table:formula="of:=[.BJ5]*120/155" office:value-type="string" office:string-value="" calcext:value-type="error">
            <text:p>#VALUE!</text:p>
          </table:table-cell>
          <table:table-cell table:formula="of:=[.BK5]*100/16" office:value-type="float" office:value="59.375" calcext:value-type="float">
            <text:p>59.375</text:p>
          </table:table-cell>
          <table:table-cell table:formula="of:=0.6*[.BL5] + 0.4*[.BM5]" office:value-type="string" office:string-value="" calcext:value-type="error">
            <text:p>#VALUE!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Andrzej G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B6:.BI6])" office:value-type="float" office:value="132" calcext:value-type="float">
            <text:p>132</text:p>
          </table:table-cell>
          <table:table-cell office:value-type="string" calcext:value-type="string">
            <text:p>zwolnienie</text:p>
          </table:table-cell>
          <table:table-cell table:formula="of:=[.BJ6]*120/155" office:value-type="float" office:value="102.193548387097" calcext:value-type="float">
            <text:p>102.1935483871</text:p>
          </table:table-cell>
          <table:table-cell table:number-columns-repeated="2" office:value-type="string" calcext:value-type="string">
            <text:p>zwolnienie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ichał K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float" office:value="3.5" calcext:value-type="float">
            <text:p>3.5</text:p>
          </table:table-cell>
          <table:table-cell table:formula="of:=[.BJ7]*120/155" office:value-type="string" office:string-value="" calcext:value-type="error">
            <text:p>#VALUE!</text:p>
          </table:table-cell>
          <table:table-cell table:formula="of:=[.BK7]*100/16" office:value-type="float" office:value="21.875" calcext:value-type="float">
            <text:p>21.875</text:p>
          </table:table-cell>
          <table:table-cell table:formula="of:=0.6*[.BL7] + 0.4*[.BM7]" office:value-type="string" office:string-value="" calcext:value-type="error">
            <text:p>#VALUE!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riusz R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B8:.BI8])" office:value-type="float" office:value="71" calcext:value-type="float">
            <text:p>71</text:p>
          </table:table-cell>
          <table:table-cell office:value-type="float" office:value="9.5" calcext:value-type="float">
            <text:p>9.5</text:p>
          </table:table-cell>
          <table:table-cell table:formula="of:=[.BJ8]*120/155" office:value-type="float" office:value="54.9677419354839" calcext:value-type="float">
            <text:p>54.9677419355</text:p>
          </table:table-cell>
          <table:table-cell table:formula="of:=[.BK8]*100/16" office:value-type="float" office:value="59.375" calcext:value-type="float">
            <text:p>59.375</text:p>
          </table:table-cell>
          <table:table-cell table:formula="of:=0.6*[.BL8] + 0.4*[.BM8]" office:value-type="float" office:value="56.7306451612903" calcext:value-type="float">
            <text:p>56.730645161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ateusz J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9:.BI9])" office:value-type="float" office:value="97.5" calcext:value-type="float">
            <text:p>97.5</text:p>
          </table:table-cell>
          <table:table-cell office:value-type="float" office:value="12.5" calcext:value-type="float">
            <text:p>12.5</text:p>
          </table:table-cell>
          <table:table-cell table:formula="of:=[.BJ9]*120/155" office:value-type="float" office:value="75.4838709677419" calcext:value-type="float">
            <text:p>75.4838709677</text:p>
          </table:table-cell>
          <table:table-cell table:formula="of:=[.BK9]*100/16" office:value-type="float" office:value="78.125" calcext:value-type="float">
            <text:p>78.125</text:p>
          </table:table-cell>
          <table:table-cell table:formula="of:=0.6*[.BL9] + 0.4*[.BM9]" office:value-type="float" office:value="76.5403225806452" calcext:value-type="float">
            <text:p>76.540322580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Yaroslav V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losować macierz kowariancji w całości (był wcześniej opis, jak to robić), dodać estymowanie macierzy z próby (link powyżej zadania)</text:p>
          </table:table-cell>
          <table:table-cell office:value-type="string" calcext:value-type="string">
            <text:p>do poprawy – trzeci plot powinien być elipsą (zmienna “table” jest dobrze zrobiona, ale trzeba poprawić wywołanie plot)</text:p>
          </table:table-cell>
          <table:table-cell table:number-columns-repeated="2" office:value-type="string" calcext:value-type="string">
            <text:p>do poprawy – narysować wykres 2D punktó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brak wytłumacze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0:.BI10])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[.BJ10]*120/155" office:value-type="float" office:value="51.0967741935484" calcext:value-type="float">
            <text:p>51.0967741935</text:p>
          </table:table-cell>
          <table:table-cell table:formula="of:=[.BK10]*100/16" office:value-type="float" office:value="43.75" calcext:value-type="float">
            <text:p>43.75</text:p>
          </table:table-cell>
          <table:table-cell table:formula="of:=0.6*[.BL10] + 0.4*[.BM10]" office:value-type="float" office:value="48.158064516129" calcext:value-type="float">
            <text:p>48.1580645161</text:p>
          </table:table-cell>
          <table:table-cell office:value-type="string" calcext:value-type="string">
            <text:p>2.0 (&lt;50% egzamin)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zwolnienie</text:p>
          </table:table-cell>
          <table:table-cell table:formula="of:=[.BJ11]*120/155" office:value-type="float" office:value="94.4516129032258" calcext:value-type="float">
            <text:p>94.4516129032</text:p>
          </table:table-cell>
          <table:table-cell table:number-columns-repeated="2" office:value-type="string" calcext:value-type="string">
            <text:p>zwolnienie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ichał Si. (stan na 19.06.2017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 popraw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do poprawy</text:p>
          </table:table-cell>
          <table:table-cell office:value-type="string" calcext:value-type="string">
            <text:p>do poprawy – ta inicjalizacja ma szansę jeszcze działać, może warto zepsuć ją bardziej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2:.BI12])"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[.BJ12]*120/155" office:value-type="float" office:value="55.741935483871" calcext:value-type="float">
            <text:p>55.7419354839</text:p>
          </table:table-cell>
          <table:table-cell table:formula="of:=[.BK12]*100/16" office:value-type="float" office:value="59.375" calcext:value-type="float">
            <text:p>59.375</text:p>
          </table:table-cell>
          <table:table-cell table:formula="of:=0.6*[.BL12] + 0.4*[.BM12]" office:value-type="float" office:value="57.1951612903226" calcext:value-type="float">
            <text:p>57.195161290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ichał So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 poprawy - zdarzenie B2 to nie jest po prostu zdarzenie B1 w innej kolejnoś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la losowej macierzy kowariancji elipsy powiiny być “po skosie”</text:p>
          </table:table-cell>
          <table:table-cell office:value-type="string" calcext:value-type="string">
            <text:p>do poprawy – macierz kowariancji ma być wylosowana, a nie wpisana ręcznie; nawet ta wpisana ręcznie nie jest macierzą kowariancji, o czym też mówi komunikat pythona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iag_X zostało przypisane do sub_diag, a następnie zmodyfikowane, co jest błędem; błędny rysunek, brak wyjaśni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63" calcext:value-type="float">
            <text:p>63</text:p>
          </table:table-cell>
          <table:table-cell office:value-type="float" office:value="8.5" calcext:value-type="float">
            <text:p>8.5</text:p>
          </table:table-cell>
          <table:table-cell table:formula="of:=[.BJ13]*120/155" office:value-type="float" office:value="48.7741935483871" calcext:value-type="float">
            <text:p>48.7741935484</text:p>
          </table:table-cell>
          <table:table-cell table:formula="of:=[.BK13]*100/16" office:value-type="float" office:value="53.125" calcext:value-type="float">
            <text:p>53.125</text:p>
          </table:table-cell>
          <table:table-cell table:formula="of:=0.6*[.BL13] + 0.4*[.BM13]" office:value-type="float" office:value="50.5145161290323" calcext:value-type="float">
            <text:p>50.514516129</text:p>
          </table:table-cell>
          <table:table-cell office:value-type="string" calcext:value-type="string">
            <text:p>2.0 (&lt;50% ćwiczenia)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J14]*120/155" office:value-type="float" office:value="1.54838709677419" calcext:value-type="float">
            <text:p>1.5483870968</text:p>
          </table:table-cell>
          <table:table-cell table:formula="of:=[.BK14]*100/16" office:value-type="float" office:value="31.25" calcext:value-type="float">
            <text:p>31.25</text:p>
          </table:table-cell>
          <table:table-cell table:formula="of:=0.6*[.BL14] + 0.4*[.BM14]" office:value-type="float" office:value="13.4290322580645" calcext:value-type="float">
            <text:p>13.4290322581</text:p>
          </table:table-cell>
          <table:table-cell office:value-type="string" calcext:value-type="string">
            <text:p>2.0 (&lt;50% ćwiczenia, egzamin)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5]*120/155" office:value-type="float" office:value="0" calcext:value-type="float">
            <text:p>0</text:p>
          </table:table-cell>
          <table:table-cell table:formula="of:=[.BK15]*100/16" office:value-type="float" office:value="0" calcext:value-type="float">
            <text:p>0</text:p>
          </table:table-cell>
          <table:table-cell table:formula="of:=0.6*[.BL15] + 0.4*[.BM15]" office:value-type="float" office:value="0" calcext:value-type="float">
            <text:p>0</text:p>
          </table:table-cell>
          <table:table-cell office:value-type="string" calcext:value-type="string">
            <text:p>nzal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6]*120/155" office:value-type="float" office:value="0" calcext:value-type="float">
            <text:p>0</text:p>
          </table:table-cell>
          <table:table-cell table:formula="of:=[.BK16]*100/16" office:value-type="float" office:value="0" calcext:value-type="float">
            <text:p>0</text:p>
          </table:table-cell>
          <table:table-cell table:formula="of:=0.6*[.BL16] + 0.4*[.BM16]" office:value-type="float" office:value="0" calcext:value-type="float">
            <text:p>0</text:p>
          </table:table-cell>
          <table:table-cell office:value-type="string" calcext:value-type="string">
            <text:p>nzal</text:p>
          </table:table-cell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7]*120/155" office:value-type="float" office:value="0" calcext:value-type="float">
            <text:p>0</text:p>
          </table:table-cell>
          <table:table-cell table:formula="of:=[.BK17]*100/16" office:value-type="float" office:value="0" calcext:value-type="float">
            <text:p>0</text:p>
          </table:table-cell>
          <table:table-cell table:formula="of:=0.6*[.BL17] + 0.4*[.BM17]" office:value-type="float" office:value="0" calcext:value-type="float">
            <text:p>0</text:p>
          </table:table-cell>
          <table:table-cell office:value-type="string" calcext:value-type="string">
            <text:p>nzal</text:p>
          </table:table-cell>
          <table:table-cell table:style-name="Default"/>
          <table:table-cell table:number-columns-repeated="956"/>
        </table:table-row>
        <table:table-row table:style-name="ro3">
          <table:table-cell table:number-columns-repeated="61"/>
          <table:table-cell office:value-type="string" calcext:value-type="string">
            <text:p>Zaliczenie ćwiczeń od 66 pkt</text:p>
          </table:table-cell>
          <table:table-cell office:value-type="string" calcext:value-type="string">
            <text:p>Zaliczenie egzaminu od 8 pkt</text:p>
          </table:table-cell>
          <table:table-cell table:number-columns-repeated="3"/>
          <table:table-cell office:value-type="string" calcext:value-type="string">
            <text:p>Progi procentowe (ocena końcowa): &gt;=50% - 3.0; &gt;=60% - 3.5; &gt;=70% - 4.0; &gt;=80% - 4.5; &gt;=90% - 5.0</text:p>
          </table:table-cell>
          <table:table-cell table:number-columns-repeated="957"/>
        </table:table-row>
        <table:table-row table:style-name="ro3">
          <table:table-cell table:number-columns-repeated="61"/>
          <table:table-cell table:style-name="Default"/>
          <table:table-cell office:value-type="string" calcext:value-type="string">
            <text:p>Zwolnienie z egzaminu od 121 punktów z ćwiczeń</text:p>
          </table:table-cell>
          <table:table-cell table:number-columns-repeated="96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3:22:00.369704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23T14:33:37.501482754</dc:date>
    <meta:editing-duration>PT6H7M13S</meta:editing-duration>
    <meta:editing-cycles>62</meta:editing-cycles>
    <meta:document-statistic meta:table-count="1" meta:cell-count="1012" meta:object-count="0"/>
  </office:meta>
</office:document-meta>
</file>